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751cm" style:rel-column-width="32767*"/>
    </style:style>
    <style:style style:name="Raster.A1" style:family="table-cell">
      <style:table-cell-properties fo:background-color="#ffff66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50e" fo:padding="0.097cm" fo:border="0.035cm solid #000000">
        <style:background-image/>
      </style:table-cell-properties>
    </style:style>
    <style:style style:name="Raster.A2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ffcc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bstation Beta (SSB)</text:p>
      <text:p text:style-name="P4">A typesetting-oriented subtitle format</text:p>
      <text:p text:style-name="P2"/>
      <table:table table:name="Raster" table:style-name="Raster">
        <table:table-column table:style-name="Raster.A" table:number-columns-repeated="2"/>
        <table:table-row>
          <table:table-cell table:style-name="Raster.A1" office:value-type="string">
            <text:p text:style-name="P7"><draw:frame draw:style-name="fr1" draw:name="Rahmen1" text:anchor-type="as-char" svg:width="3.209cm" draw:z-index="0"><draw:text-box fo:min-height="0.771cm"><text:p text:style-name="P5">Sections</text:p></draw:text-box></draw:frame></text:p>
            <text:p text:style-name="P6">Test</text:p>
          </table:table-cell>
          <table:table-cell table:style-name="Raster.B1" office:value-type="string">
            <text:p text:style-name="P7"><draw:frame draw:style-name="fr1" draw:name="Rahmen2" text:anchor-type="as-char" svg:width="1.946cm" draw:z-index="1"><draw:text-box fo:min-height="0.93cm"><text:p text:style-name="P5">Meta</text:p></draw:text-box></draw:frame></text:p>
            <text:p text:style-name="P6">Test</text:p>
          </table:table-cell>
        </table:table-row>
        <table:table-row>
          <table:table-cell table:style-name="Raster.A2" office:value-type="string">
            <text:p text:style-name="P7"><draw:frame draw:style-name="fr1" draw:name="Rahmen3" text:anchor-type="as-char" svg:width="2.45cm" draw:z-index="2"><draw:text-box fo:min-height="0.93cm"><text:p text:style-name="P5">Styles</text:p></draw:text-box></draw:frame></text:p>
            <text:p text:style-name="P6">Test</text:p>
          </table:table-cell>
          <table:table-cell table:style-name="Raster.B2" office:value-type="string">
            <text:p text:style-name="P7"><draw:frame draw:style-name="fr1" draw:name="Rahmen4" text:anchor-type="as-char" svg:width="2.445cm" draw:z-index="3"><draw:text-box fo:min-height="0.93cm"><text:p text:style-name="P5">Frame</text:p></draw:text-box></draw:frame></text:p>
            <text:p text:style-name="P6">Test</text:p>
          </table:table-cell>
        </table:table-row>
        <table:table-row>
          <table:table-cell table:style-name="Raster.A3" office:value-type="string">
            <text:p text:style-name="P7"><draw:frame draw:style-name="fr1" draw:name="Rahmen5" text:anchor-type="as-char" svg:width="2.152cm" draw:z-index="4"><draw:text-box fo:min-height="0.93cm"><text:p text:style-name="P5">Lines</text:p></draw:text-box></draw:frame></text:p>
            <text:p text:style-name="P6">Test</text:p>
          </table:table-cell>
          <table:table-cell table:style-name="Raster.B3" office:value-type="string">
            <text:p text:style-name="P7"><draw:frame draw:style-name="fr1" draw:name="Rahmen6" text:anchor-type="as-char" svg:width="1.928cm" draw:z-index="5"><draw:text-box fo:min-height="0.93cm"><text:p text:style-name="P5">Tags</text:p></draw:text-box></draw:frame></text:p>
            <text:p text:style-name="P6">Tes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29S</meta:editing-duration>
    <meta:editing-cycles>21</meta:editing-cycles>
    <meta:generator>OpenOffice/4.0.1$Win32 OpenOffice.org_project/401m5$Build-9714</meta:generator>
    <dc:date>2013-10-24T12:15:49.67</dc:date>
    <dc:creator>Christoph Spanknebel</dc:creator>
    <meta:document-statistic meta:table-count="1" meta:image-count="0" meta:object-count="0" meta:page-count="1" meta:paragraph-count="20" meta:word-count="19" meta:character-count="121"/>
    <meta:user-defined meta:name="Info 1"/>
    <meta:user-defined meta:name="Info 2"/>
    <meta:user-defined meta:name="Info 3"/>
    <meta:user-defined meta:name="Info 4"/>
  </office:meta>
</office:document-meta>
</file>